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302cm" fo:min-width="10.214cm" fo:wrap-option="no-wrap"/>
    </style:style>
    <style:style style:name="gr2" style:family="graphic" style:parent-style-name="standard">
      <style:graphic-properties draw:textarea-horizontal-align="justify" draw:textarea-vertical-align="middle" draw:auto-grow-height="false" fo:min-height="2.45cm" fo:min-width="2.8cm"/>
    </style:style>
    <style:style style:name="gr3" style:family="graphic" style:parent-style-name="standard">
      <style:graphic-properties draw:marker-start="Arrow" draw:marker-end="Arrow" draw:fill-color="#ff99ff" draw:textarea-horizontal-align="justify" draw:textarea-vertical-align="middle" draw:auto-grow-height="false" fo:min-height="5.35cm" fo:min-width="8.6cm"/>
    </style:style>
    <style:style style:name="gr4" style:family="graphic" style:parent-style-name="standard">
      <style:graphic-properties draw:fill-color="#99ffff" draw:textarea-horizontal-align="justify" draw:textarea-vertical-align="middle" draw:auto-grow-height="false" fo:min-height="1.35cm" fo:min-width="2.2cm"/>
    </style:style>
    <style:style style:name="gr5" style:family="graphic" style:parent-style-name="standard">
      <style:graphic-properties draw:fill-color="#00ff66" draw:textarea-horizontal-align="justify" draw:textarea-vertical-align="middle" draw:auto-grow-height="false" fo:min-height="0.701cm" fo:min-width="1.001cm"/>
    </style:style>
    <style:style style:name="gr6" style:family="graphic" style:parent-style-name="standard">
      <style:graphic-properties draw:fill-color="#00ffff" draw:textarea-horizontal-align="justify" draw:textarea-vertical-align="middle" draw:auto-grow-height="false" fo:min-height="1.15cm" fo:min-width="4.4cm"/>
    </style:style>
    <style:style style:name="gr7" style:family="graphic" style:parent-style-name="standard">
      <style:graphic-properties draw:marker-start="Arrow" draw:marker-end="Arrow" draw:textarea-vertical-align="middle"/>
    </style:style>
    <style:style style:name="gr8" style:family="graphic" style:parent-style-name="standard">
      <style:graphic-properties draw:textarea-vertical-align="middle"/>
    </style:style>
    <style:style style:name="gr9" style:family="graphic" style:parent-style-name="standard">
      <style:graphic-properties draw:fill-color="#3399ff" draw:textarea-horizontal-align="justify" draw:textarea-vertical-align="middle" draw:auto-grow-height="false" fo:min-height="0.65cm" fo:min-width="1.8cm"/>
    </style:style>
    <style:style style:name="gr10" style:family="graphic" style:parent-style-name="standard">
      <style:graphic-properties draw:textarea-horizontal-align="justify" draw:textarea-vertical-align="middle" draw:auto-grow-height="false" fo:min-height="0.55cm" fo:min-width="1.2cm"/>
    </style:style>
    <style:style style:name="gr11" style:family="graphic" style:parent-style-name="standard">
      <style:graphic-properties draw:textarea-horizontal-align="justify" draw:textarea-vertical-align="middle" draw:auto-grow-height="false" fo:min-height="0.55cm" fo:min-width="2.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479cm"/>
    </style:style>
    <style:style style:name="gr13" style:family="graphic" style:parent-style-name="standard">
      <style:graphic-properties draw:marker-start="Arrow" draw:fill-color="#ff99ff" draw:textarea-horizontal-align="justify" draw:textarea-vertical-align="middle" draw:auto-grow-height="false" fo:min-height="5.35cm" fo:min-width="8.6cm"/>
    </style:style>
    <style:style style:name="gr14" style:family="graphic" style:parent-style-name="standard">
      <style:graphic-properties draw:marker-start="Arrow"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16" style:family="graphic" style:parent-style-name="objectwithoutfill">
      <style:graphic-properties draw:marker-start="Arrow" draw:marker-start-width="0.3cm"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2.066cm" fo:min-width="2.372cm" fo:wrap-option="no-wrap"/>
    </style:style>
    <style:style style:name="gr18" style:family="graphic" style:parent-style-name="standard">
      <style:graphic-properties draw:textarea-horizontal-align="justify" draw:textarea-vertical-align="middle" draw:auto-grow-height="false" fo:min-height="1.232cm" fo:min-width="2.372cm" fo:wrap-option="no-wrap"/>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stroke="dash" draw:stroke-dash="Fine_20_Dashed"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0.849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24" style:family="graphic" style:parent-style-name="standard">
      <style:graphic-properties draw:stroke="solid" svg:stroke-color="#000000" draw:fill="none" draw:fill-color="#ffffff" fo:min-height="1.85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4.642cm"/>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3.257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3.947cm"/>
    </style:style>
    <style:style style:name="gr28" style:family="graphic" style:parent-style-name="standard">
      <style:graphic-properties draw:fill-color="#99ffff" draw:textarea-horizontal-align="justify" draw:textarea-vertical-align="middle" draw:auto-grow-height="false" fo:min-height="1.518cm" fo:min-width="2.118cm"/>
    </style:style>
    <style:style style:name="gr29" style:family="graphic" style:parent-style-name="objectwithoutfill">
      <style:graphic-properties svg:stroke-color="#00ccff" draw:fill="none" draw:textarea-vertical-align="middle"/>
    </style:style>
    <style:style style:name="gr30" style:family="graphic" style:parent-style-name="objectwithoutfill">
      <style:graphic-properties svg:stroke-color="#6666ff" draw:marker-start="" draw:marker-end="Arrow"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1.423cm" fo:min-width="2.153cm"/>
    </style:style>
    <style:style style:name="gr32" style:family="graphic" style:parent-style-name="standard">
      <style:graphic-properties draw:stroke="none" svg:stroke-color="#000000" draw:fill="none" draw:fill-color="#ffffff" fo:min-height="0.389cm"/>
    </style:style>
    <style:style style:name="gr33" style:family="graphic" style:parent-style-name="standard">
      <style:graphic-properties draw:stroke="none" svg:stroke-color="#000000" draw:fill="none" draw:fill-color="#ffffff" fo:min-height="0.395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7.528cm" fo:min-width="14.895cm"/>
    </style:style>
    <style:style style:name="gr36" style:family="graphic" style:parent-style-name="standard">
      <style:graphic-properties draw:textarea-horizontal-align="justify" draw:textarea-vertical-align="middle" draw:auto-grow-height="false" fo:min-height="10.388cm" fo:min-width="11.651cm" fo:wrap-option="no-wrap"/>
    </style:style>
    <style:style style:name="gr37" style:family="graphic" style:parent-style-name="standard">
      <style:graphic-properties draw:fill-color="#00ff66" draw:textarea-horizontal-align="justify" draw:textarea-vertical-align="middle" draw:auto-grow-height="false" fo:min-height="0.701cm" fo:min-width="1.001cm"/>
    </style:style>
    <style:style style:name="gr38" style:family="graphic" style:parent-style-name="objectwithoutfill">
      <style:graphic-properties draw:stroke="dash" draw:stroke-dash="Line_20_with_20_Fine_20_Dots" svg:stroke-width="0.106cm" svg:stroke-color="#000000" draw:marker-start="Arrow" draw:marker-start-width="0.458cm" draw:marker-end="Arrow" draw:marker-end-width="0.458cm" draw:fill="none" draw:textarea-vertical-align="middle" fo:padding-top="0.177cm" fo:padding-bottom="0.177cm" fo:padding-left="0.302cm" fo:padding-right="0.302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398cm"/>
    </style:style>
    <style:style style:name="gr40" style:family="graphic" style:parent-style-name="standard">
      <style:graphic-properties draw:fill-color="#cc66ff" draw:textarea-horizontal-align="justify" draw:textarea-vertical-align="middle" draw:auto-grow-height="false" fo:min-height="2.243cm" fo:min-width="3.5cm"/>
    </style:style>
    <style:style style:name="P1" style:family="paragraph">
      <style:paragraph-properties fo:text-align="center"/>
    </style:style>
    <style:style style:name="P2" style:family="paragraph">
      <loext:graphic-properties draw:fill-color="#ff99ff"/>
      <style:paragraph-properties fo:text-align="center"/>
    </style:style>
    <style:style style:name="P3" style:family="paragraph">
      <loext:graphic-properties draw:fill-color="#99ffff"/>
      <style:paragraph-properties fo:text-align="center"/>
    </style:style>
    <style:style style:name="P4" style:family="paragraph">
      <loext:graphic-properties draw:fill-color="#00ff66"/>
      <style:paragraph-properties fo:text-align="center"/>
    </style:style>
    <style:style style:name="P5" style:family="paragraph">
      <loext:graphic-properties draw:fill-color="#00ffff"/>
      <style:paragraph-properties fo:text-align="center"/>
    </style:style>
    <style:style style:name="P6" style:family="paragraph">
      <loext:graphic-properties draw:fill-color="#3399ff"/>
      <style:paragraph-properties fo:text-align="center"/>
    </style:style>
    <style:style style:name="P7" style:family="paragraph">
      <loext:graphic-properties draw:fill="none" draw:fill-color="#ffffff"/>
    </style:style>
    <style:style style:name="P8" style:family="paragraph">
      <loext:graphic-properties draw:fill-color="#00ff66"/>
      <style:paragraph-properties fo:text-align="center"/>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4pt" style:font-size-asian="14pt" style:font-size-complex="14pt"/>
    </style:style>
    <style:style style:name="P11" style:family="paragraph">
      <style:text-properties fo:font-size="10pt" style:font-size-asian="10pt" style:font-size-complex="10pt"/>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color="#cc66ff"/>
      <style:paragraph-properties fo:text-align="center"/>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4cm" svg:height="10.1cm" svg:x="2.9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7" draw:id="id7" draw:layer="layout" svg:width="3.3cm" svg:height="2.7cm" svg:x="3cm" svg:y="21.5cm">
          <text:p text:style-name="P1">VarcoLAN</text:p>
          <text:p text:style-name="P1">Master</text:p>
          <draw:enhanced-geometry svg:viewBox="0 0 21600 21600" draw:type="rectangle" draw:enhanced-path="M 0 0 L 21600 0 21600 21600 0 21600 0 0 Z N"/>
        </draw:custom-shape>
        <draw:custom-shape draw:style-name="gr2" draw:text-style-name="P1" xml:id="id9" draw:id="id9" draw:layer="layout" svg:width="3.3cm" svg:height="2.7cm" svg:x="8cm" svg:y="21.6cm">
          <text:p text:style-name="P1">VarcoLAN</text:p>
          <text:p text:style-name="P1">Master</text:p>
          <draw:enhanced-geometry svg:viewBox="0 0 21600 21600" draw:type="rectangle" draw:enhanced-path="M 0 0 L 21600 0 21600 21600 0 21600 0 0 Z N"/>
        </draw:custom-shape>
        <draw:custom-shape draw:style-name="gr3" draw:text-style-name="P2" draw:layer="layout" svg:width="9.1cm" svg:height="5.6cm" svg:x="6cm" svg:y="13.2cm">
          <text:p/>
          <draw:enhanced-geometry svg:viewBox="0 0 21600 21600" draw:mirror-horizontal="false" draw:mirror-vertical="false" draw:type="rectangle" draw:enhanced-path="M 0 0 L 21600 0 21600 21600 0 21600 0 0 Z N"/>
        </draw:custom-shape>
        <draw:custom-shape draw:style-name="gr4" draw:text-style-name="P3" xml:id="id1" draw:id="id1" draw:layer="layout" svg:width="2.7cm" svg:height="1.6cm" svg:x="10.1cm" svg:y="13.9cm">
          <text:p text:style-name="P1">WebApp</text:p>
          <draw:enhanced-geometry svg:viewBox="0 0 21600 21600" draw:mirror-horizontal="false" draw:mirror-vertical="false" draw:type="rectangle" draw:enhanced-path="M 0 0 L 21600 0 21600 21600 0 21600 0 0 Z N"/>
        </draw:custom-shape>
        <draw:custom-shape draw:style-name="gr5" draw:text-style-name="P4" xml:id="id2" draw:id="id2" draw:layer="layout" svg:width="1.5cm" svg:height="1.8cm" svg:x="13.1cm" svg:y="15.8cm">
          <text:p text:style-name="P1"><text:span text:style-name="T1">DB</text:span></text:p>
          <text:p text:style-name="P1"><text:span text:style-name="T1">Master</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3" draw:id="id3" draw:layer="layout" svg:width="4.9cm" svg:height="1.4cm" svg:x="7.1cm" svg:y="16.1cm">
          <text:p text:style-name="P1">APP</text:p>
          <draw:enhanced-geometry svg:viewBox="0 0 21600 21600" draw:mirror-horizontal="false" draw:mirror-vertical="false" draw:type="rectangle" draw:enhanced-path="M 0 0 L 21600 0 21600 21600 0 21600 0 0 Z N"/>
        </draw:custom-shape>
        <draw:connector draw:style-name="gr7" draw:text-style-name="P1" draw:layer="layout" svg:x1="12.8cm" svg:y1="14.7cm" svg:x2="13.85cm" svg:y2="15.8cm" draw:start-shape="id1" draw:start-glue-point="1" draw:end-shape="id2" draw:end-glue-point="5" svg:d="M12800 14700h1050v1100" svg:viewBox="0 0 1051 1101">
          <text:p/>
        </draw:connector>
        <draw:connector draw:style-name="gr8" draw:text-style-name="P1" draw:layer="layout" svg:x1="12cm" svg:y1="16.8cm" svg:x2="13.1cm" svg:y2="16.7cm" draw:start-shape="id3" draw:start-glue-point="1" draw:end-shape="id2" draw:end-glue-point="6" svg:d="M12000 16800h550v-100h550" svg:viewBox="0 0 1101 101">
          <text:p/>
        </draw:connector>
        <draw:custom-shape draw:style-name="gr9" draw:text-style-name="P6" xml:id="id22" draw:id="id22" draw:layer="layout" svg:width="2.3cm" svg:height="0.9cm" svg:x="7.1cm" svg:y="15.2cm">
          <text:p text:style-name="P1">SVM</text:p>
          <draw:enhanced-geometry svg:viewBox="0 0 21600 21600" draw:type="rectangle" draw:enhanced-path="M 0 0 L 21600 0 21600 21600 0 21600 0 0 Z N"/>
        </draw:custom-shape>
        <draw:custom-shape draw:style-name="gr10" draw:text-style-name="P1" xml:id="id8" draw:id="id8" draw:layer="layout" svg:width="1.7cm" svg:height="0.8cm" svg:x="7.1cm" svg:y="17.5cm">
          <text:p text:style-name="P1">LAN</text:p>
          <draw:enhanced-geometry svg:viewBox="0 0 21600 21600" draw:type="rectangle" draw:enhanced-path="M 0 0 L 21600 0 21600 21600 0 21600 0 0 Z N"/>
        </draw:custom-shape>
        <draw:custom-shape draw:style-name="gr11" draw:text-style-name="P1" xml:id="id13" draw:id="id13" draw:layer="layout" svg:width="2.8cm" svg:height="0.8cm" svg:x="9.2cm" svg:y="17.5cm">
          <text:p text:style-name="P1">RS485</text:p>
          <draw:enhanced-geometry svg:viewBox="0 0 21600 21600" draw:type="rectangle" draw:enhanced-path="M 0 0 L 21600 0 21600 21600 0 21600 0 0 Z N"/>
        </draw:custom-shape>
        <draw:frame draw:style-name="gr12" draw:text-style-name="P7" draw:layer="layout" svg:width="1.979cm" svg:height="0.962cm" svg:x="12.5cm" svg:y="17.8cm">
          <draw:text-box>
            <text:p><text:span text:style-name="T2">Rasp</text:span></text:p>
          </draw:text-box>
        </draw:frame>
        <draw:custom-shape draw:style-name="gr13" draw:text-style-name="P2" draw:layer="layout" svg:width="9.1cm" svg:height="5.6cm" svg:x="5.8cm" svg:y="3.2cm">
          <text:p/>
          <draw:enhanced-geometry svg:viewBox="0 0 21600 21600" draw:mirror-horizontal="false" draw:mirror-vertical="false" draw:type="rectangle" draw:enhanced-path="M 0 0 L 21600 0 21600 21600 0 21600 0 0 Z N"/>
        </draw:custom-shape>
        <draw:custom-shape draw:style-name="gr4" draw:text-style-name="P3" xml:id="id4" draw:id="id4" draw:layer="layout" svg:width="2.7cm" svg:height="1.6cm" svg:x="9.9cm" svg:y="3.9cm">
          <text:p text:style-name="P1">WebApp</text:p>
          <draw:enhanced-geometry svg:viewBox="0 0 21600 21600" draw:mirror-horizontal="false" draw:mirror-vertical="false" draw:type="rectangle" draw:enhanced-path="M 0 0 L 21600 0 21600 21600 0 21600 0 0 Z N"/>
        </draw:custom-shape>
        <draw:custom-shape draw:style-name="gr5" draw:text-style-name="P8" xml:id="id5" draw:id="id5" draw:layer="layout" svg:width="1.5cm" svg:height="1.8cm" svg:x="12.9cm" svg:y="5.8cm">
          <text:p text:style-name="P1"><text:span text:style-name="T1">DB</text:span></text:p>
          <text:p text:style-name="P1"><text:span text:style-name="T1">Slav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6" draw:id="id6" draw:layer="layout" svg:width="4.9cm" svg:height="1.4cm" svg:x="6.9cm" svg:y="6.1cm">
          <text:p text:style-name="P1">APP</text:p>
          <draw:enhanced-geometry svg:viewBox="0 0 21600 21600" draw:mirror-horizontal="false" draw:mirror-vertical="false" draw:type="rectangle" draw:enhanced-path="M 0 0 L 21600 0 21600 21600 0 21600 0 0 Z N"/>
        </draw:custom-shape>
        <draw:connector draw:style-name="gr14" draw:text-style-name="P1" draw:layer="layout" svg:x1="12.6cm" svg:y1="4.7cm" svg:x2="13.65cm" svg:y2="5.8cm" draw:start-shape="id4" draw:start-glue-point="1" draw:end-shape="id5" draw:end-glue-point="5" svg:d="M12600 4700h1050v1100" svg:viewBox="0 0 1051 1101">
          <text:p/>
        </draw:connector>
        <draw:connector draw:style-name="gr8" draw:text-style-name="P1" draw:layer="layout" svg:x1="11.8cm" svg:y1="6.8cm" svg:x2="12.9cm" svg:y2="6.7cm" draw:start-shape="id6" draw:start-glue-point="1" draw:end-shape="id5" draw:end-glue-point="6" svg:d="M11800 6800h550v-100h550" svg:viewBox="0 0 1101 101">
          <text:p/>
        </draw:connector>
        <draw:custom-shape draw:style-name="gr10" draw:text-style-name="P1" xml:id="id21" draw:id="id21" draw:layer="layout" svg:width="1.7cm" svg:height="0.8cm" svg:x="6.9cm" svg:y="7.5cm">
          <text:p text:style-name="P1">LAN</text:p>
          <draw:enhanced-geometry svg:viewBox="0 0 21600 21600" draw:type="rectangle" draw:enhanced-path="M 0 0 L 21600 0 21600 21600 0 21600 0 0 Z N"/>
        </draw:custom-shape>
        <draw:frame draw:style-name="gr15" draw:text-style-name="P7" draw:layer="layout" svg:width="1.806cm" svg:height="0.962cm" svg:x="12.3cm" svg:y="7.8cm">
          <draw:text-box>
            <text:p>SVC</text:p>
          </draw:text-box>
        </draw:frame>
        <draw:connector draw:style-name="gr16" draw:text-style-name="P9" draw:layer="layout" draw:type="lines" svg:x1="4.65cm" svg:y1="21.5cm" svg:x2="7.95cm" svg:y2="18.3cm" draw:start-shape="id7" draw:start-glue-point="0" draw:end-shape="id8" draw:end-glue-point="2" svg:d="M4650 21500v-501l3300-2198v-501" svg:viewBox="0 0 3301 3201">
          <text:p/>
        </draw:connector>
        <draw:connector draw:style-name="gr16" draw:text-style-name="P9" xml:id="id18" draw:id="id18" draw:layer="layout" draw:type="lines" svg:x1="9.65cm" svg:y1="21.6cm" svg:x2="7.95cm" svg:y2="18.3cm" draw:start-shape="id9" draw:start-glue-point="0" draw:end-shape="id8" draw:end-glue-point="2" svg:d="M9650 21600v-501l-1700-2298v-501" svg:viewBox="0 0 1701 3301">
          <text:p/>
        </draw:connector>
        <draw:custom-shape draw:style-name="gr2" draw:text-style-name="P1" xml:id="id10" draw:id="id10" draw:layer="layout" svg:width="3.3cm" svg:height="2.7cm" svg:x="1.6cm" svg:y="25.9cm">
          <text:p text:style-name="P1">VarcoLAN</text:p>
          <text:p text:style-name="P1">Slave</text:p>
          <draw:enhanced-geometry svg:viewBox="0 0 21600 21600" draw:type="rectangle" draw:enhanced-path="M 0 0 L 21600 0 21600 21600 0 21600 0 0 Z N"/>
        </draw:custom-shape>
        <draw:custom-shape draw:style-name="gr2" draw:text-style-name="P1" xml:id="id11" draw:id="id11" draw:layer="layout" svg:width="3.3cm" svg:height="2.7cm" svg:x="3cm" svg:y="21.5cm">
          <text:p text:style-name="P1">VarcoLAN</text:p>
          <text:p text:style-name="P1">Master</text:p>
          <draw:enhanced-geometry svg:viewBox="0 0 21600 21600" draw:type="rectangle" draw:enhanced-path="M 0 0 L 21600 0 21600 21600 0 21600 0 0 Z N"/>
        </draw:custom-shape>
        <draw:custom-shape draw:style-name="gr2" draw:text-style-name="P1" xml:id="id12" draw:id="id12" draw:layer="layout" svg:width="3.3cm" svg:height="2.7cm" svg:x="5.8cm" svg:y="25.9cm">
          <text:p text:style-name="P1">VarcoLAN</text:p>
          <text:p text:style-name="P1">Slave</text:p>
          <draw:enhanced-geometry svg:viewBox="0 0 21600 21600" draw:type="rectangle" draw:enhanced-path="M 0 0 L 21600 0 21600 21600 0 21600 0 0 Z N"/>
        </draw:custom-shape>
        <draw:custom-shape draw:style-name="gr17" draw:text-style-name="P1" draw:layer="layout" svg:width="3.1cm" svg:height="2.5cm" svg:x="1.4cm" svg:y="14cm">
          <text:p text:style-name="P1">Plant ID:</text:p>
          <text:p text:style-name="P1">&gt;350</text:p>
          <draw:enhanced-geometry svg:viewBox="0 0 21600 21600" draw:text-areas="800 800 20800 20800" draw:type="round-rectangular-callout" draw:modifiers="39389.874234118 14146.66133546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 draw:layer="layout" svg:width="3.1cm" svg:height="1.6cm" svg:x="1.6cm" svg:y="10cm">
          <text:p text:style-name="P1">Plant ID:</text:p>
          <text:p text:style-name="P1">300</text:p>
          <draw:enhanced-geometry svg:viewBox="0 0 21600 21600" draw:text-areas="800 800 20800 20800" draw:type="round-rectangular-callout" draw:modifiers="38470.4288939052 -25998.2510930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6" draw:text-style-name="P9" draw:layer="layout" draw:type="lines" svg:x1="3.25cm" svg:y1="25.9cm" svg:x2="4.65cm" svg:y2="24.2cm" draw:start-shape="id10" draw:start-glue-point="0" draw:end-shape="id11" draw:end-glue-point="2" svg:d="M3250 25900v-501l1400-698v-501" svg:viewBox="0 0 1401 1701">
          <text:p/>
        </draw:connector>
        <draw:connector draw:style-name="gr16" draw:text-style-name="P9" draw:layer="layout" draw:type="lines" svg:x1="7.45cm" svg:y1="25.9cm" svg:x2="4.65cm" svg:y2="24.2cm" draw:start-shape="id12" draw:start-glue-point="0" draw:end-shape="id11" draw:end-glue-point="2" svg:d="M7450 25900v-501l-2800-698v-501" svg:viewBox="0 0 2801 1701">
          <text:p/>
        </draw:connector>
        <draw:connector draw:style-name="gr19" draw:text-style-name="P9" xml:id="id14" draw:id="id14" draw:layer="layout" draw:type="curve" svg:x1="10.6cm" svg:y1="18.3cm" svg:x2="17.706cm" svg:y2="22.388cm" draw:start-shape="id13" draw:start-glue-point="2" svg:d="M10600 18300c0 3442 7106 1399 7106 4088" svg:viewBox="0 0 7107 4089">
          <text:p/>
        </draw:connector>
        <draw:connector draw:style-name="gr20" draw:text-style-name="P9" draw:layer="layout" draw:type="curve" svg:x1="17.706cm" svg:y1="22.388cm" svg:x2="14.382cm" svg:y2="24.593cm" draw:start-shape="id14" draw:start-glue-point="3" svg:d="M17706 22388c0 2029-3324 927-3324 2205" svg:viewBox="0 0 3325 2206">
          <text:p/>
        </draw:connector>
        <draw:frame draw:style-name="gr21" draw:text-style-name="P7" draw:layer="layout" svg:width="1.988cm" svg:height="1.062cm" svg:x="15.012cm" svg:y="21.9cm">
          <draw:text-box>
            <text:p>OR...</text:p>
          </draw:text-box>
        </draw:frame>
        <draw:frame draw:style-name="gr22" draw:text-style-name="P7" draw:layer="layout" svg:width="1.349cm" svg:height="0.962cm" svg:x="13.2cm" svg:y="13.6cm">
          <draw:text-box>
            <text:p>SV</text:p>
          </draw:text-box>
        </draw:frame>
        <draw:frame draw:style-name="gr23" draw:text-style-name="P7" draw:layer="layout" svg:width="2.72cm" svg:height="0.962cm" svg:x="15.7cm" svg:y="3.6cm">
          <draw:text-box>
            <text:p>CLOUD</text:p>
          </draw:text-box>
        </draw:frame>
        <draw:frame draw:style-name="gr24" draw:text-style-name="P10" draw:layer="layout" svg:width="7.3cm" svg:height="2.1cm" svg:x="12.7cm" svg:y="26.6cm">
          <draw:text-box>
            <text:p><text:span text:style-name="T3">SV</text:span><text:span text:style-name="T3">C: </text:span><text:span text:style-name="T3">Su</text:span><text:span text:style-name="T3">per</text:span><text:span text:style-name="T3">Vis</text:span><text:span text:style-name="T3">or </text:span><text:span text:style-name="T3">Clo</text:span><text:span text:style-name="T3">ud</text:span></text:p>
            <text:p><text:span text:style-name="T3">SV: </text:span><text:span text:style-name="T3">Su</text:span><text:span text:style-name="T3">per</text:span><text:span text:style-name="T3">Vis</text:span><text:span text:style-name="T3">or </text:span><text:span text:style-name="T3">(Ra</text:span><text:span text:style-name="T3">spb</text:span><text:span text:style-name="T3">err</text:span><text:span text:style-name="T3">y)</text:span></text:p>
          </draw:text-box>
        </draw:frame>
        <draw:frame draw:style-name="gr25" draw:text-style-name="P10" xml:id="id16" draw:id="id16" draw:layer="layout" svg:width="5.142cm" svg:height="0.806cm" svg:x="9.2cm" svg:y="11.994cm">
          <draw:text-box>
            <text:p><text:span text:style-name="T3">HProt (on </text:span><text:span text:style-name="T3">tcp or udp)</text:span></text:p>
          </draw:text-box>
        </draw:frame>
        <draw:frame draw:style-name="gr26" draw:text-style-name="P10" draw:layer="layout" svg:width="3.757cm" svg:height="0.806cm" svg:x="2.043cm" svg:y="19.4cm">
          <draw:text-box>
            <text:p><text:span text:style-name="T3">HProt (on </text:span><text:span text:style-name="T3">udp)</text:span></text:p>
          </draw:text-box>
        </draw:frame>
        <draw:frame draw:style-name="gr27" draw:text-style-name="P10" xml:id="id17" draw:id="id17" draw:layer="layout" svg:width="4.447cm" svg:height="0.806cm" svg:x="15.4cm" svg:y="19.9cm">
          <draw:text-box>
            <text:p><text:span text:style-name="T3">HProt </text:span><text:span text:style-name="T3">(on </text:span><text:span text:style-name="T3">RS48</text:span><text:span text:style-name="T3">5)</text:span></text:p>
          </draw:text-box>
        </draw:frame>
        <draw:frame draw:style-name="gr27" draw:text-style-name="P10" xml:id="id20" draw:id="id20" draw:layer="layout" svg:width="4.447cm" svg:height="0.806cm" svg:x="6.4cm" svg:y="24.5cm">
          <draw:text-box>
            <text:p><text:span text:style-name="T3">HPro</text:span><text:span text:style-name="T3">t (on </text:span><text:span text:style-name="T3">RS4</text:span><text:span text:style-name="T3">85)</text:span></text:p>
          </draw:text-box>
        </draw:frame>
        <draw:custom-shape draw:style-name="gr28" draw:text-style-name="P3" xml:id="id15" draw:id="id15" draw:layer="layout" svg:width="3.7cm" svg:height="2.5cm" svg:x="16.4cm" svg:y="16.3cm">
          <text:p text:style-name="P1">GPSnif</text:p>
          <text:p text:style-name="P1">debugg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9" draw:layer="layout" draw:type="curve" svg:x1="18.25cm" svg:y1="16.3cm" svg:x2="14.342cm" svg:y2="12.397cm" draw:start-shape="id15" draw:start-glue-point="4" draw:end-shape="id16" draw:end-glue-point="1" svg:d="M18250 16300c0-2602-1302-3903-3908-3903" svg:viewBox="0 0 3909 3904">
          <text:p/>
        </draw:connector>
        <draw:connector draw:style-name="gr29" draw:text-style-name="P9" draw:layer="layout" draw:type="curve" svg:x1="18.25cm" svg:y1="18.8cm" svg:x2="17.623cm" svg:y2="19.9cm" draw:start-shape="id15" draw:start-glue-point="8" draw:end-shape="id17" draw:end-glue-point="0" svg:d="M18250 18800c0 826-627 277-627 1100" svg:viewBox="0 0 628 1101">
          <text:p/>
        </draw:connector>
        <draw:connector draw:style-name="gr29" draw:text-style-name="P9" draw:layer="layout" draw:type="curve" draw:line-skew="2.225cm" svg:x1="16.4cm" svg:y1="17.55cm" svg:x2="8.8cm" svg:y2="19.95cm" draw:start-shape="id15" draw:start-glue-point="6" draw:end-shape="id18" draw:end-glue-point="0" svg:d="M16400 17550c-1612 0 2187 2400-7600 2400" svg:viewBox="0 0 7601 2401">
          <text:p/>
        </draw:connector>
        <draw:connector draw:style-name="gr29" draw:text-style-name="P9" xml:id="id19" draw:id="id19" draw:layer="layout" draw:type="curve" svg:x1="12.415cm" svg:y1="20.827cm" svg:x2="16.941cm" svg:y2="18.434cm" draw:end-shape="id15" draw:end-glue-point="7" svg:d="M12415 20827c0-1143 4526 53 4526-2393" svg:viewBox="0 0 4527 2394">
          <text:p/>
        </draw:connector>
        <draw:connector draw:style-name="gr29" draw:text-style-name="P9" draw:layer="layout" draw:type="curve" draw:line-skew="0.569cm" svg:x1="12.415cm" svg:y1="20.827cm" svg:x2="10.847cm" svg:y2="24.903cm" draw:start-shape="id19" draw:start-glue-point="2" draw:end-shape="id20" draw:end-glue-point="1" svg:d="M12415 20827c-322 0 461 4076-1568 4076" svg:viewBox="0 0 1569 4077">
          <text:p/>
        </draw:connector>
        <draw:connector draw:style-name="gr30" draw:text-style-name="P9" draw:layer="layout" draw:type="curve" svg:x1="11.25cm" svg:y1="5.5cm" svg:x2="9.35cm" svg:y2="6.1cm" draw:start-shape="id4" draw:start-glue-point="2" draw:end-shape="id6" draw:end-glue-point="0" svg:d="M11250 5500c0 450-1900 150-1900 600" svg:viewBox="0 0 1901 601">
          <text:p/>
        </draw:connector>
        <draw:connector draw:style-name="gr30" draw:text-style-name="P9" draw:layer="layout" draw:type="curve" svg:x1="11.45cm" svg:y1="15.5cm" svg:x2="9.55cm" svg:y2="16.1cm" draw:start-shape="id1" draw:start-glue-point="2" draw:end-shape="id3" draw:end-glue-point="0" svg:d="M11450 15500c0 450-1900 150-1900 600" svg:viewBox="0 0 1901 601">
          <text:p/>
        </draw:connector>
        <draw:connector draw:style-name="gr16" draw:text-style-name="P9" draw:layer="layout" draw:type="line" svg:x1="7.75cm" svg:y1="8.3cm" svg:x2="16.824cm" svg:y2="11.567cm" draw:start-shape="id21" draw:start-glue-point="2" svg:d="M7750 8300l9074 3267" svg:viewBox="0 0 9075 3268">
          <text:p/>
        </draw:connector>
        <draw:frame draw:style-name="gr31" draw:text-style-name="P7" draw:layer="layout" svg:width="2.653cm" svg:height="1.673cm" svg:x="17.047cm" svg:y="11cm">
          <draw:text-box>
            <text:p>to other</text:p>
            <text:p>plants</text:p>
          </draw:text-box>
        </draw:frame>
        <draw:frame draw:style-name="gr32" draw:text-style-name="P12" xml:id="id24" draw:id="id24" draw:layer="layout" svg:width="2.4cm" svg:height="0.645cm" svg:x="5.2cm" svg:y="11.1cm">
          <draw:text-box>
            <text:p text:style-name="P11"><text:span text:style-name="T1">Commands</text:span></text:p>
          </draw:text-box>
        </draw:frame>
        <draw:frame draw:style-name="gr33" draw:text-style-name="P12" xml:id="id23" draw:id="id23" draw:layer="layout" svg:width="1.6cm" svg:height="0.645cm" svg:x="7.8cm" svg:y="11.1cm">
          <draw:text-box>
            <text:p text:style-name="P11"><text:span text:style-name="T1">Event</text:span><text:span text:style-name="T1">s</text:span></text:p>
          </draw:text-box>
        </draw:frame>
        <draw:connector draw:style-name="gr34" draw:text-style-name="P9" draw:layer="layout" svg:x1="8.25cm" svg:y1="15.2cm" svg:x2="8.6cm" svg:y2="11.745cm" draw:start-shape="id22" draw:end-shape="id23" draw:end-glue-point="2" svg:d="M8250 15200v-1728h350v-1727" svg:viewBox="0 0 351 3456">
          <text:p/>
        </draw:connector>
        <draw:connector draw:style-name="gr34" draw:text-style-name="P9" draw:layer="layout" svg:x1="8.6cm" svg:y1="11.1cm" svg:x2="7.75cm" svg:y2="8.3cm" draw:start-shape="id23" draw:start-glue-point="0" draw:end-shape="id21" draw:end-glue-point="2" svg:d="M8600 11100v-1399h-850v-1401" svg:viewBox="0 0 851 2801">
          <text:p/>
        </draw:connector>
        <draw:connector draw:style-name="gr34" draw:text-style-name="P9" draw:layer="layout" svg:x1="6.9cm" svg:y1="7.9cm" svg:x2="6.4cm" svg:y2="11.1cm" draw:start-shape="id21" draw:start-glue-point="3" draw:end-shape="id24" draw:end-glue-point="0" svg:d="M6900 7900h-501v1801h1v1399" svg:viewBox="0 0 502 3201">
          <text:p/>
        </draw:connector>
        <draw:connector draw:style-name="gr34" draw:text-style-name="P9" draw:layer="layout" svg:x1="6.4cm" svg:y1="11.745cm" svg:x2="7.1cm" svg:y2="15.65cm" draw:start-shape="id24" draw:start-glue-point="2" draw:end-shape="id22" draw:end-glue-point="3" svg:d="M6400 11745v3905h700" svg:viewBox="0 0 701 3906">
          <text:p/>
        </draw:connector>
      </draw:page>
      <draw:page draw:name="page2" draw:style-name="dp1" draw:master-page-name="Default">
        <draw:frame draw:style-name="gr35" draw:text-style-name="P7" draw:layer="layout" svg:width="15.395cm" svg:height="7.778cm" svg:x="1.9cm" svg:y="1.9cm">
          <draw:text-box>
            <text:p><text:span text:style-name="T4">HProt</text:span></text:p>
            <text:p/>
            <text:p><text:span text:style-name="T3">Frame format:</text:span></text:p>
            <text:p><text:span text:style-name="T3">HDR|NUM|</text:span><text:span text:style-name="T3">tokA|tokN|</text:span><text:span text:style-name="T3">SRCl|SRCh|</text:span><text:span text:style-name="T3">DSTl|DSTh|</text:span><text:span text:style-name="T3">CMD|LEN|</text:span><text:span text:style-name="T3">data|CRC8</text:span></text:p>
            <text:p><text:span text:style-name="T3"/></text:p>
            <text:p><text:span text:style-name="T3">HDR: </text:span><text:span text:style-name="T3">Request, </text:span><text:span text:style-name="T3">Command, </text:span><text:span text:style-name="T3">Answer</text:span></text:p>
            <text:p><text:span text:style-name="T3">Frame total </text:span><text:span text:style-name="T3">lenght: 256 </text:span><text:span text:style-name="T3">bytes</text:span></text:p>
            <text:p><text:span text:style-name="T3">Crypto key </text:span><text:span text:style-name="T3">length: 32 bit </text:span><text:span text:style-name="T3">(expandible if </text:span><text:span text:style-name="T3">need)</text:span></text:p>
            <text:p><text:span text:style-name="T3">Tokenized </text:span><text:span text:style-name="T3">messages</text:span></text:p>
            <text:p><text:span text:style-name="T3">Source/Destin</text:span><text:span text:style-name="T3">ation: 2 bytes </text:span><text:span text:style-name="T3">(Plant ID </text:span><text:span text:style-name="T3">compatible)</text:span></text:p>
            <text:p><text:span text:style-name="T3"/></text:p>
            <text:p><text:span text:style-name="T5">GPSnif</text:span><text:span text:style-name="T3">: sniffer, </text:span><text:span text:style-name="T3">debugger, </text:span><text:span text:style-name="T3">scriptable </text:span><text:span text:style-name="T3">device </text:span><text:span text:style-name="T3">emulator for </text:span><text:span text:style-name="T3">HProt</text:span></text:p>
            <text:p><text:span text:style-name="T3"/></text:p>
          </draw:text-box>
        </draw:frame>
      </draw:page>
      <draw:page draw:name="page3" draw:style-name="dp1" draw:master-page-name="Default">
        <draw:custom-shape draw:style-name="gr36" draw:text-style-name="P1" draw:layer="layout" svg:width="18.6cm" svg:height="16.4cm" svg:x="1.2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27" draw:id="id27" draw:layer="layout" svg:width="2.7cm" svg:height="1.6cm" svg:x="10cm" svg:y="3.3cm">
          <text:p text:style-name="P1">WebApp</text:p>
          <draw:enhanced-geometry svg:viewBox="0 0 21600 21600" draw:mirror-horizontal="false" draw:mirror-vertical="false" draw:type="rectangle" draw:enhanced-path="M 0 0 L 21600 0 21600 21600 0 21600 0 0 Z N"/>
        </draw:custom-shape>
        <draw:custom-shape draw:style-name="gr37" draw:text-style-name="P4" xml:id="id28" draw:id="id28" draw:layer="layout" svg:width="1.5cm" svg:height="1.8cm" svg:x="15.1cm" svg:y="7.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5" xml:id="id29" draw:id="id29" draw:layer="layout" svg:width="4.9cm" svg:height="1.4cm" svg:x="5.1cm" svg:y="7cm">
          <text:p text:style-name="P1">APP</text:p>
          <draw:enhanced-geometry svg:viewBox="0 0 21600 21600" draw:mirror-horizontal="false" draw:mirror-vertical="false" draw:type="rectangle" draw:enhanced-path="M 0 0 L 21600 0 21600 21600 0 21600 0 0 Z N"/>
        </draw:custom-shape>
        <draw:frame draw:style-name="gr15" draw:text-style-name="P7" draw:layer="layout" svg:width="1.806cm" svg:height="0.962cm" svg:x="15.194cm" svg:y="12.7cm">
          <draw:text-box>
            <text:p>SVC</text:p>
          </draw:text-box>
        </draw:frame>
        <draw:custom-shape draw:style-name="gr18" draw:text-style-name="P1" draw:layer="layout" svg:width="3.1cm" svg:height="1.6cm" svg:x="1.6cm" svg:y="19.5cm">
          <text:p text:style-name="P1">Plant ID:</text:p>
          <text:p text:style-name="P1">300</text:p>
          <draw:enhanced-geometry svg:viewBox="0 0 21600 21600" draw:text-areas="800 800 20800 20800" draw:type="round-rectangular-callout" draw:modifiers="32090.0354724282 -156002.9981261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7" draw:layer="layout" svg:width="2.72cm" svg:height="0.962cm" svg:x="14.2cm" svg:y="1.9cm">
          <draw:text-box>
            <text:p>CLOUD</text:p>
          </draw:text-box>
        </draw:frame>
        <draw:frame draw:style-name="gr24" draw:text-style-name="P10" draw:layer="layout" svg:width="7.3cm" svg:height="2.1cm" svg:x="12.7cm" svg:y="26.6cm">
          <draw:text-box>
            <text:p><text:span text:style-name="T3">SVC: </text:span><text:span text:style-name="T3">SuperVisor </text:span><text:span text:style-name="T3">Cloud</text:span></text:p>
            <text:p><text:span text:style-name="T3">SV: </text:span><text:span text:style-name="T3">SuperVisor </text:span><text:span text:style-name="T3">(Raspberry)</text:span></text:p>
          </draw:text-box>
        </draw:frame>
        <draw:connector draw:style-name="gr38" draw:text-style-name="P9" draw:layer="layout" draw:type="line" svg:x1="9cm" svg:y1="14.793cm" svg:x2="12.549cm" svg:y2="21.927cm" draw:start-shape="id25" draw:start-glue-point="2" draw:end-shape="id26" draw:end-glue-point="0" svg:d="M9000 14793l3549 7134" svg:viewBox="0 0 3550 7135">
          <text:p/>
        </draw:connector>
        <draw:frame draw:style-name="gr39" draw:text-style-name="P7" xml:id="id26" draw:id="id26" draw:layer="layout" svg:width="2.898cm" svg:height="1.673cm" svg:x="11.1cm" svg:y="21.927cm">
          <draw:text-box>
            <text:p>to plants</text:p>
          </draw:text-box>
        </draw:frame>
        <draw:custom-shape draw:style-name="gr40" draw:text-style-name="P13" xml:id="id25" draw:id="id25" draw:layer="layout" svg:width="4cm" svg:height="2.493cm" svg:x="7cm" svg:y="12.3cm">
          <text:p text:style-name="P1">RX/TX</text:p>
          <text:p text:style-name="P1">Messages</text:p>
          <text:p text:style-name="P1">[socket]</text:p>
          <draw:enhanced-geometry svg:viewBox="0 0 21600 21600" draw:type="rectangle" draw:enhanced-path="M 0 0 L 21600 0 21600 21600 0 21600 0 0 Z N"/>
        </draw:custom-shape>
        <draw:connector draw:style-name="gr19" draw:text-style-name="P9" draw:layer="layout" draw:type="curve" svg:x1="12.7cm" svg:y1="4.1cm" svg:x2="15.85cm" svg:y2="7.5cm" draw:start-shape="id27" draw:start-glue-point="1" draw:end-shape="id28" draw:end-glue-point="5" svg:d="M12700 4100c2100 0 3150 1133 3150 3400" svg:viewBox="0 0 3151 3401">
          <text:p/>
        </draw:connector>
        <draw:connector draw:style-name="gr19" draw:text-style-name="P9" draw:layer="layout" draw:type="curve" svg:x1="10cm" svg:y1="7.7cm" svg:x2="15.1cm" svg:y2="8.4cm" draw:start-shape="id29" draw:start-glue-point="1" draw:end-shape="id28" draw:end-glue-point="6" svg:d="M10000 7700c3825 0 1275 700 5100 700" svg:viewBox="0 0 5101 701">
          <text:p/>
        </draw:connector>
        <draw:connector draw:style-name="gr19" draw:text-style-name="P9" draw:layer="layout" draw:type="curve" svg:x1="9cm" svg:y1="12.3cm" svg:x2="7.55cm" svg:y2="8.4cm" draw:start-shape="id25" draw:start-glue-point="0" draw:end-shape="id29" draw:end-glue-point="2" svg:d="M9000 12300c0-2925-1450-975-1450-3900" svg:viewBox="0 0 1451 3901">
          <text:p/>
        </draw:connector>
        <draw:connector draw:style-name="gr19" draw:text-style-name="P9" draw:layer="layout" draw:type="curve" svg:x1="7.55cm" svg:y1="7cm" svg:x2="10cm" svg:y2="4.1cm" draw:start-shape="id29" draw:start-glue-point="0" draw:end-shape="id27" draw:end-glue-point="3" svg:d="M7550 7000c0-1934 816-2900 2450-2900" svg:viewBox="0 0 2451 29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4T09:42:07.227186112</meta:creation-date>
    <dc:date>2017-06-09T16:04:06.990544037</dc:date>
    <meta:editing-duration>PT25M52S</meta:editing-duration>
    <meta:editing-cycles>8</meta:editing-cycles>
    <meta:generator>LibreOffice/5.1.6.2$Linux_X86_64 LibreOffice_project/10m0$Build-2</meta:generator>
    <meta:document-statistic meta:object-count="72"/>
  </office:meta>
</office:document-meta>
</file>